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625cm"/>
    </style:style>
    <style:style style:name="Tableau2.B" style:family="table-column">
      <style:table-column-properties style:column-width="13.3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625cm"/>
    </style:style>
    <style:style style:name="Tableau3.B" style:family="table-column">
      <style:table-column-properties style:column-width="13.38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6.324cm"/>
    </style:style>
    <style:style style:name="Tableau1.C" style:family="table-column">
      <style:table-column-properties style:column-width="2.103cm"/>
    </style:style>
    <style:style style:name="Tableau1.D" style:family="table-column">
      <style:table-column-properties style:column-width="3.612cm"/>
    </style:style>
    <style:style style:name="Tableau1.E" style:family="table-column">
      <style:table-column-properties style:column-width="3.201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046729"/>
    </style:style>
    <style:style style:name="P4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nctionnalités attendues de l'application (tp)</text:h>
      <text:p text:style-name="Standard"/>
      <text:h text:style-name="Heading_20_2" text:outline-level="2">Spécificités de l'expression des besoins</text:h>
      <text:p text:style-name="Standard"/>
      <text:h text:style-name="Heading_20_3" text:outline-level="3">Rappel : expression initiale du besoin.</text:h>
      <text:p text:style-name="P3"/>
      <text:p text:style-name="Standard">….</text:p>
      <text:p text:style-name="Standard">….</text:p>
      <text:p text:style-name="Standard"/>
      <text:h text:style-name="Heading_20_3" text:outline-level="3">Règles de gestion génériques</text:h>
      <text:p text:style-name="Standard"/>
      <text:p text:style-name="Standard"><text:span text:style-name="T1">NB </text:span>: Les différentes règles de gestion récurrentes qui suivent devront être systématiquement <text:s/>appliquées sur l'ensemble des formulaires (de saisies) de l'applicat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 des règles de gestion</text:p>
          </table:table-cell>
          <table:table-cell table:style-name="Tableau2.B1" office:value-type="string">
            <text:p text:style-name="P2">Définitions de ces règles</text:p>
          </table:table-cell>
        </table:table-row>
        <table:table-row>
          <table:table-cell table:style-name="Tableau2.A2" office:value-type="string">
            <text:p text:style-name="Table_20_Contents">rMajNomPropre</text:p>
          </table:table-cell>
          <table:table-cell table:style-name="Tableau2.B2" office:value-type="string">
            <text:p text:style-name="Table_20_Contents">Tout nom propre devra commencer par une majuscule (ex : Nom de Personne , nom de Pays , ….)</text:p>
          </table:table-cell>
        </table:table-row>
        <table:table-row>
          <table:table-cell table:style-name="Tableau2.A2" office:value-type="string">
            <text:p text:style-name="Table_20_Contents">rDateDebutFin</text:p>
          </table:table-cell>
          <table:table-cell table:style-name="Tableau2.B2" office:value-type="string">
            <text:p text:style-name="Table_20_Contents">Toute période (avec date de début et date de fin) devra respecter la règle élémentaire suivante date_fin &gt;= date_debut .</text:p>
          </table:table-cell>
        </table:table-row>
        <table:table-row>
          <table:table-cell table:style-name="Tableau2.A2" office:value-type="string">
            <text:p text:style-name="Table_20_Contents">rValeurDecimale</text:p>
          </table:table-cell>
          <table:table-cell table:style-name="Tableau2.B2" office:value-type="string">
            <text:p text:style-name="Table_20_Contents">Toute valeur décimale (avec virgule) devra soit être saisie en deux parties<text:line-break/>une partie "entière" et une partie "décimales_après_virgule" (ex : centimes)</text:p>
            <text:p text:style-name="Table_20_Contents">ou bien saisie comme une chaîne de caractères retraitées/réanalysée où le séparateur pourra aussi bien être "." que "," .</text:p>
          </table:table-cell>
        </table:table-row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D'autre part , certaines des règles génériques suivantes seront à respecter aux endroits de la spécification où l'on y fera référence : </text:p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Références des règles de gestion</text:p>
          </table:table-cell>
          <table:table-cell table:style-name="Tableau3.B1" office:value-type="string">
            <text:p text:style-name="P2">Définitions de ces règles</text:p>
          </table:table-cell>
        </table:table-row>
        <table:table-row>
          <table:table-cell table:style-name="Tableau3.A2" office:value-type="string">
            <text:p text:style-name="Table_20_Contents">rMaj</text:p>
          </table:table-cell>
          <table:table-cell table:style-name="Tableau3.B2" office:value-type="string">
            <text:p text:style-name="Table_20_Contents">A saisir entièrement en majuscule</text:p>
          </table:table-cell>
        </table:table-row>
        <table:table-row>
          <table:table-cell table:style-name="Tableau3.A2" office:value-type="string">
            <text:p text:style-name="Table_20_Contents">rVerifAdresseFr</text:p>
          </table:table-cell>
          <table:table-cell table:style-name="Tableau3.B2" office:value-type="string">
            <text:p text:style-name="Table_20_Contents">Vérification d'une adresse française (ville/village existant , codePostal valide, …) souvent via une technologie de type Ajax (à la volée)</text:p>
          </table:table-cell>
        </table:table-row>
        <table:table-row>
          <table:table-cell table:style-name="Tableau3.A2" office:value-type="string">
            <text:p text:style-name="Table_20_Contents">rDateNonPassee</text:p>
          </table:table-cell>
          <table:table-cell table:style-name="Tableau3.B2" office:value-type="string">
            <text:p text:style-name="Table_20_Contents">Renseigner une date (par saisie ou spar élection) non passée (valeurs possibles : aujourd'hui ou avenir seulement) , ...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h text:style-name="Heading_20_3" text:outline-level="3"><text:soft-page-break/>Autres spécificités</text:h>
      <text:p text:style-name="Standard">....</text:p>
      <text:p text:style-name="Standard">....</text:p>
      <text:p text:style-name="Standard">....</text:p>
      <text:p text:style-name="Standard">....</text:p>
      <text:p text:style-name="Standard">....</text:p>
      <text:p text:style-name="Standard"/>
      <text:h text:style-name="P4" text:outline-level="2">Tableau d'ensemble des cas d'utilisation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ref_UC</text:p>
          </table:table-cell>
          <table:table-cell table:style-name="Tableau1.A1" office:value-type="string">
            <text:p text:style-name="P1">Nom Use Case</text:p>
          </table:table-cell>
          <table:table-cell table:style-name="Tableau1.A1" office:value-type="string">
            <text:p text:style-name="P1">Priorité (de 0 à +3)</text:p>
          </table:table-cell>
          <table:table-cell table:style-name="Tableau1.A1" office:value-type="string">
            <text:p text:style-name="P1">Estimation charge <text:s/>totale (j/h)</text:p>
          </table:table-cell>
          <table:table-cell table:style-name="Tableau1.E1" office:value-type="string">
            <text:p text:style-name="P1">Autres caractéristiques</text:p>
          </table:table-cell>
        </table:table-row>
        <table:table-row>
          <table:table-cell table:style-name="Tableau1.A5" office:value-type="string">
            <text:p text:style-name="Table_20_Contents">uc1</text:p>
          </table:table-cell>
          <table:table-cell table:style-name="Tableau1.B2" office:value-type="string">
            <text:p text:style-name="Table_20_Contents">Use case 1</text:p>
          </table:table-cell>
          <table:table-cell table:style-name="Tableau1.C5" office:value-type="string">
            <text:p text:style-name="Table_20_Contents">2</text:p>
          </table:table-cell>
          <table:table-cell table:style-name="Tableau1.D2" office:value-type="string">
            <text:p text:style-name="Table_20_Contents">1 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>uc2</text:p>
          </table:table-cell>
          <table:table-cell table:style-name="Tableau1.B3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  <table:table-cell table:style-name="Tableau1.E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Fonctionnalités attendues de l'application (tp)</text:chapter></text:p>
      </style:header>
      <style:footer>
        <text:p text:style-name="Footer">Cours XXX<text:tab/>-<text:tab/>Page 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4-10-06T19:05:08.673000000</dc:date>
    <dc:language>fr-FR</dc:language>
    <meta:editing-cycles>30</meta:editing-cycles>
    <meta:editing-duration>PT35M50S</meta:editing-duration>
    <meta:document-statistic meta:table-count="3" meta:image-count="0" meta:object-count="0" meta:page-count="3" meta:paragraph-count="46" meta:word-count="271" meta:character-count="1714" meta:non-whitespace-character-count="1485"/>
    <meta:user-defined meta:name="Info 1"/>
    <meta:user-defined meta:name="Info 2"/>
    <meta:user-defined meta:name="Info 3"/>
    <meta:user-defined meta:name="Info 4"/>
  </office:meta>
</office:document-meta>
</file>